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99cm"/>
    </style:style>
    <style:style style:name="Table1.B" style:family="table-column">
      <style:table-column-properties style:column-width="3.201cm"/>
    </style:style>
    <style:style style:name="Table1.C" style:family="table-column">
      <style:table-column-properties style:column-width="2.619cm"/>
    </style:style>
    <style:style style:name="Table1.D"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4" style:family="table-row">
      <style:table-row-properties style:min-row-height="1.937cm"/>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C" style:family="table-column">
      <style:table-column-properties style:column-width="5.667cm" style:rel-column-width="21844*"/>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ru" fo:country="RU" officeooo:rsid="001a1cf9" officeooo:paragraph-rsid="0000b55b"/>
    </style:style>
    <style:style style:name="P2" style:family="paragraph" style:parent-style-name="Text_20_body">
      <style:paragraph-properties fo:text-align="end" style:justify-single-word="false"/>
      <style:text-properties fo:language="ru" fo:country="RU" officeooo:rsid="0015cf93" officeooo:paragraph-rsid="0000b55b"/>
    </style:style>
    <style:style style:name="P3" style:family="paragraph" style:parent-style-name="Text_20_body">
      <style:text-properties fo:language="ru" fo:country="RU" officeooo:rsid="0019f41d" officeooo:paragraph-rsid="0000b55b"/>
    </style:style>
    <style:style style:name="P4" style:family="paragraph" style:parent-style-name="Text_20_body">
      <style:text-properties fo:language="ru" fo:country="RU" officeooo:rsid="00021135" officeooo:paragraph-rsid="00021135"/>
    </style:style>
    <style:style style:name="P5" style:family="paragraph" style:parent-style-name="Text_20_body">
      <style:text-properties fo:language="ru" fo:country="RU" officeooo:rsid="0003763a" officeooo:paragraph-rsid="0003763a"/>
    </style:style>
    <style:style style:name="P6" style:family="paragraph" style:parent-style-name="Text_20_body">
      <style:text-properties officeooo:rsid="0015cf93" officeooo:paragraph-rsid="0000b55b"/>
    </style:style>
    <style:style style:name="P7" style:family="paragraph" style:parent-style-name="Text_20_body">
      <style:text-properties officeooo:rsid="0015cf93" officeooo:paragraph-rsid="0000d813"/>
    </style:style>
    <style:style style:name="P8" style:family="paragraph" style:parent-style-name="Text_20_body">
      <style:text-properties officeooo:rsid="0015cf93" officeooo:paragraph-rsid="0000fd9d"/>
    </style:style>
    <style:style style:name="P9" style:family="paragraph" style:parent-style-name="Text_20_body">
      <style:text-properties officeooo:rsid="0015cf93" officeooo:paragraph-rsid="0001e9f0"/>
    </style:style>
    <style:style style:name="P10" style:family="paragraph" style:parent-style-name="Text_20_body">
      <style:text-properties fo:language="en" fo:country="US" officeooo:rsid="0019f41d" officeooo:paragraph-rsid="0000b55b"/>
    </style:style>
    <style:style style:name="P11" style:family="paragraph" style:parent-style-name="Text_20_body">
      <style:text-properties officeooo:rsid="0019f41d" officeooo:paragraph-rsid="0000b55b"/>
    </style:style>
    <style:style style:name="P12" style:family="paragraph" style:parent-style-name="Text_20_body">
      <style:text-properties officeooo:paragraph-rsid="0000b55b"/>
    </style:style>
    <style:style style:name="P13" style:family="paragraph" style:parent-style-name="Text_20_body">
      <style:text-properties officeooo:rsid="00021135" officeooo:paragraph-rsid="00021135"/>
    </style:style>
    <style:style style:name="P14" style:family="paragraph" style:parent-style-name="Table_20_Contents">
      <style:text-properties fo:language="en" fo:country="US" officeooo:rsid="0000d813" officeooo:paragraph-rsid="0000d813"/>
    </style:style>
    <style:style style:name="P15" style:family="paragraph" style:parent-style-name="Table_20_Contents">
      <style:text-properties fo:language="en" fo:country="US" officeooo:rsid="00021135" officeooo:paragraph-rsid="00021135"/>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fo:language="en" fo:country="US" officeooo:rsid="0000d813" officeooo:paragraph-rsid="0000d813" style:font-size-asian="10pt" style:font-size-complex="10pt"/>
    </style:style>
    <style:style style:name="P18" style:family="paragraph" style:parent-style-name="Table_20_Contents">
      <style:text-properties fo:font-size="10pt" fo:language="en" fo:country="US" officeooo:rsid="0000d813" officeooo:paragraph-rsid="0000d813" style:font-size-asian="10pt" style:font-size-complex="10pt"/>
    </style:style>
    <style:style style:name="P19" style:family="paragraph" style:parent-style-name="Table_20_Contents">
      <style:text-properties officeooo:rsid="00021135" officeooo:paragraph-rsid="00021135"/>
    </style:style>
    <style:style style:name="P20" style:family="paragraph" style:parent-style-name="Table_20_Contents">
      <style:text-properties fo:language="ru" fo:country="RU" officeooo:rsid="00021135" officeooo:paragraph-rsid="00021135"/>
    </style:style>
    <style:style style:name="P21" style:family="paragraph" style:parent-style-name="Table_20_Contents">
      <style:text-properties officeooo:rsid="00031a92" officeooo:paragraph-rsid="00031a92"/>
    </style:style>
    <style:style style:name="P22" style:family="paragraph" style:parent-style-name="Table_20_Contents">
      <style:text-properties officeooo:rsid="0003763a" officeooo:paragraph-rsid="0003763a"/>
    </style:style>
    <style:style style:name="P23" style:family="paragraph" style:parent-style-name="Heading_20_1">
      <style:paragraph-properties fo:break-before="page"/>
      <style:text-properties officeooo:rsid="0015cf93" officeooo:paragraph-rsid="0000b55b"/>
    </style:style>
    <style:style style:name="P24" style:family="paragraph" style:parent-style-name="Heading_20_1">
      <style:paragraph-properties fo:break-before="page"/>
      <style:text-properties officeooo:rsid="0019f41d" officeooo:paragraph-rsid="0000b55b"/>
    </style:style>
    <style:style style:name="P25" style:family="paragraph" style:parent-style-name="Heading_20_1">
      <style:paragraph-properties fo:break-before="page"/>
      <style:text-properties officeooo:rsid="001986d4" officeooo:paragraph-rsid="0000b55b"/>
    </style:style>
    <style:style style:name="P26" style:family="paragraph" style:parent-style-name="Title">
      <style:text-properties officeooo:paragraph-rsid="0000b55b"/>
    </style:style>
    <style:style style:name="P27" style:family="paragraph" style:parent-style-name="Subtitle">
      <style:paragraph-properties fo:text-align="end" style:justify-single-word="false"/>
      <style:text-properties fo:language="ru" fo:country="RU" officeooo:rsid="0015cf93" officeooo:paragraph-rsid="0000b55b"/>
    </style:style>
    <style:style style:name="T1" style:family="text">
      <style:text-properties fo:language="en" fo:country="US"/>
    </style:style>
    <style:style style:name="T2" style:family="text">
      <style:text-properties fo:language="en" fo:country="US" officeooo:rsid="0000b55b"/>
    </style:style>
    <style:style style:name="T3" style:family="text">
      <style:text-properties fo:language="en" fo:country="US" officeooo:rsid="0000d813"/>
    </style:style>
    <style:style style:name="T4" style:family="text">
      <style:text-properties fo:language="en" fo:country="US" officeooo:rsid="0000fd9d"/>
    </style:style>
    <style:style style:name="T5" style:family="text">
      <style:text-properties fo:language="en" fo:country="US" officeooo:rsid="0001e9f0"/>
    </style:style>
    <style:style style:name="T6" style:family="text">
      <style:text-properties fo:language="en" fo:country="US" officeooo:rsid="00021135"/>
    </style:style>
    <style:style style:name="T7" style:family="text">
      <style:text-properties officeooo:rsid="0015cf93"/>
    </style:style>
    <style:style style:name="T8" style:family="text">
      <style:text-properties fo:language="ru" fo:country="RU"/>
    </style:style>
    <style:style style:name="T9" style:family="text">
      <style:text-properties fo:language="ru" fo:country="RU" officeooo:rsid="0000b55b"/>
    </style:style>
    <style:style style:name="T10" style:family="text">
      <style:text-properties fo:language="ru" fo:country="RU" officeooo:rsid="0000d813"/>
    </style:style>
    <style:style style:name="T11" style:family="text">
      <style:text-properties fo:language="ru" fo:country="RU" officeooo:rsid="0000fd9d"/>
    </style:style>
    <style:style style:name="T12" style:family="text">
      <style:text-properties fo:language="ru" fo:country="RU" officeooo:rsid="0001e9f0"/>
    </style:style>
    <style:style style:name="T13" style:family="text">
      <style:text-properties fo:language="ru" fo:country="RU" officeooo:rsid="00021135"/>
    </style:style>
    <style:style style:name="T14" style:family="text">
      <style:text-properties fo:language="ru" fo:country="RU" officeooo:rsid="00031a92"/>
    </style:style>
    <style:style style:name="T15" style:family="text">
      <style:text-properties officeooo:rsid="0001e9f0"/>
    </style:style>
    <style:style style:name="T16" style:family="text">
      <style:text-properties officeooo:rsid="00031a92"/>
    </style:style>
    <style:style style:name="T17" style:family="text">
      <style:text-properties officeooo:rsid="0003763a"/>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26"/>
      <text:p text:style-name="P26"/>
      <text:p text:style-name="P26">Мод<text:span text:style-name="T7">елирование </text:span><text:span text:style-name="T2">Game of life</text:span></text:p>
      <text:p text:style-name="P27">Выполнил: Колпаков Георгий</text:p>
      <text:p text:style-name="P2"/>
      <text:h text:style-name="P23" text:outline-level="1">Реализация</text:h>
      <text:p text:style-name="P6">Реализация модели <text:span text:style-name="T8">протокола </text:span><text:span text:style-name="T9">G</text:span><text:span text:style-name="T2">ame of life</text:span><text:span text:style-name="T1"> </text:span><text:span text:style-name="T8">выполнена на языке </text:span><text:span text:style-name="T1">Java </text:span><text:span text:style-name="T8">и представляет из себя </text:span><text:span text:style-name="T9">g</text:span><text:span text:style-name="T2">radle</text:span><text:span text:style-name="T1"> </text:span><text:span text:style-name="T8">проект</text:span><text:span text:style-name="T1"> </text:span><text:span text:style-name="T8">и включает в себя </text:span><text:span text:style-name="T2">12</text:span><text:span text:style-name="T8"> классов, </text:span><text:span text:style-name="T9">из которых 5 используются только для юнит-тестирования</text:span><text:span text:style-name="T8">.<text:line-break/></text:span><text:span text:style-name="T9">Интерфейс</text:span><text:span text:style-name="T8"> </text:span><text:span text:style-name="T9">G</text:span><text:span text:style-name="T2">ameOfLife</text:span><text:span text:style-name="T1"> </text:span><text:span text:style-name="T2">с</text:span><text:span text:style-name="T9">одержит один метод и ожидает на вход имя файла с количеством ходов, размером поля и изначальной расстановкой игры.<text:line-break/></text:span><text:span text:style-name="T2">GameOfLifeImpl </text:span><text:span text:style-name="T9">имплментирует интерфейс </text:span><text:span text:style-name="T2">GameOfLife, </text:span><text:span text:style-name="T9">он содержит в себе 3 поля:</text:span></text:p>
      <text:p text:style-name="P6"><text:span text:style-name="T9">объект класса </text:span><text:span text:style-name="T2">CellInputReader, <text:s/></text:span><text:span text:style-name="T9">использующийся для преобразования изначального поля игры из файла во внутреннее представление поля</text:span></text:p>
      <text:p text:style-name="P6"><text:span text:style-name="T9">объект класса </text:span><text:span text:style-name="T2">GameOfLifeFieldTransformer, </text:span><text:span text:style-name="T9">использующийся для запуска хода игры</text:span></text:p>
      <text:p text:style-name="P8"><text:span text:style-name="T9">объект класса </text:span><text:span text:style-name="T2">GameOfLifeWriter, </text:span><text:span text:style-name="T9">генерирующий выходное поле игры как список строк.<text:line-break/><text:line-break/>Классом представляющим поле игры является </text:span><text:span text:style-name="T2">GameOfLifeField.<text:line-break/></text:span><text:span text:style-name="T9">Он содержит статическое поле масок, использующихся для вычислений, два поля игры(изначальное поле и преобразованное поле), представленных как одинарный массив </text:span><text:span text:style-name="T2">long’</text:span><text:span text:style-name="T9">ов, размер</text:span><text:span text:style-name="T10">(ширина)</text:span><text:span text:style-name="T9"> и границу поля.<text:line-break/>Поле игры(массив </text:span><text:span text:style-name="T2">long’</text:span><text:span text:style-name="T9">ов) является массивом массивов битов(</text:span><text:span text:style-name="T2">long </text:span><text:span text:style-name="T9">используется как массив битов). Элемент массива </text:span><text:span text:style-name="T6">long’</text:span><text:span text:style-name="T13">ов</text:span><text:span text:style-name="T9"> под индексом </text:span><text:span text:style-name="T2">I </text:span><text:span text:style-name="T9">является набором элементов </text:span><text:span text:style-name="T13">поля </text:span><text:span text:style-name="T10">в строке (</text:span><text:span text:style-name="T3">I % </text:span><text:span text:style-name="T10">количество элементов в строке) между столбцами <text:s/></text:span><text:span text:style-name="T3">(I / 64 * 64) </text:span><text:span text:style-name="T10">и столбцами (</text:span><text:span text:style-name="T3">I/64 * 64 + 64)</text:span><text:span text:style-name="T10">.<text:line-break/>Следующая таблица наглядно демонстрирует раскладку значений поля </text:span><text:span text:style-name="T3">gameoffield </text:span><text:span text:style-name="T10">по массиву </text:span><text:span text:style-name="T3">field. </text:span><text:span text:style-name="T10"><text:line-break/></text:span></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17">0… <text:s text:c="18"/>63</text:p>
          </table:table-cell>
          <table:table-cell table:style-name="Table1.A1" office:value-type="string">
            <text:p text:style-name="P18">64… <text:s text:c="18"/>127</text:p>
          </table:table-cell>
          <table:table-cell table:style-name="Table1.A1" office:value-type="string">
            <text:p text:style-name="P16">...</text:p>
          </table:table-cell>
          <table:table-cell table:style-name="Table1.A1" office:value-type="string">
            <text:p text:style-name="P18">64*k… <text:s text:c="2"/>64*(k+ 1)-1 </text:p>
          </table:table-cell>
          <table:table-cell table:style-name="Table1.E1" office:value-type="string">
            <text:p text:style-name="P16">...</text:p>
          </table:table-cell>
        </table:table-row>
        <table:table-row>
          <table:table-cell table:style-name="Table1.A2" office:value-type="string">
            <text:p text:style-name="P14">field[0]</text:p>
          </table:table-cell>
          <table:table-cell table:style-name="Table1.A2" office:value-type="string">
            <text:p text:style-name="P14">field[size]</text:p>
          </table:table-cell>
          <table:table-cell table:style-name="Table1.A2" office:value-type="string">
            <text:p text:style-name="Table_20_Contents"/>
          </table:table-cell>
          <table:table-cell table:style-name="Table1.A2" office:value-type="string">
            <text:p text:style-name="P14">field[k * size]</text:p>
          </table:table-cell>
          <table:table-cell table:style-name="Table1.E2" office:value-type="string">
            <text:p text:style-name="Table_20_Contents"/>
          </table:table-cell>
        </table:table-row>
        <table:table-row>
          <table:table-cell table:style-name="Table1.A2" office:value-type="string">
            <text:p text:style-name="Table_20_Content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style-name="Table1.4">
          <table:table-cell table:style-name="Table1.A2" office:value-type="string">
            <text:p text:style-name="P14">field[size - 1]</text:p>
          </table:table-cell>
          <table:table-cell table:style-name="Table1.A2" office:value-type="string">
            <text:p text:style-name="P14">field[2 * size - 1]</text:p>
          </table:table-cell>
          <table:table-cell table:style-name="Table1.A2" office:value-type="string">
            <text:p text:style-name="Table_20_Contents"/>
          </table:table-cell>
          <table:table-cell table:style-name="Table1.A2" office:value-type="string">
            <text:p text:style-name="P14">field[(k + 1) * size - 1]</text:p>
          </table:table-cell>
          <table:table-cell table:style-name="Table1.E2" office:value-type="string">
            <text:p text:style-name="Table_20_Contents"/>
          </table:table-cell>
        </table:table-row>
      </table:table>
      <text:p text:style-name="P7"><text:span text:style-name="T9"/></text:p>
      <text:p text:style-name="P8"><text:span text:style-name="T10">Это представление является наиболее эффективным по памяти, что важно по 2 причинам: во-первых, это позволяет сильно сэкономить на необходимой памяти для работы приложения, и запускать его даже для очень больших поле</text:span><text:span text:style-name="T11">й, во-вторых это позволит процессору больше значений хранить в кэше, а значит реже обращаться в оперативную память за новыми участками поля.</text:span></text:p>
      <text:p text:style-name="P9"><text:span text:style-name="T11">Непосредственные вычисления нового поля проводятся в классе </text:span><text:span text:style-name="T4">GameOfFieldTransformer, </text:span><text:span text:style-name="T11">в методе </text:span><text:span text:style-name="T4">transform </text:span><text:span text:style-name="T11">он разделяет работу над полем между указанным в конструкторе количеством потоков: поле по вертикали разбиается на равные части, кратные количество битов в </text:span><text:span text:style-name="T4">long, </text:span><text:span text:style-name="T11">и каждый поток будет вычислять свой кусок поля независимо от других. Вычисление нового поля проводится 2 способами, первый способ для клеток, </text:span><text:soft-page-break/><text:span text:style-name="T11">расположенных, либо на границе поле(первая и последняя строки, первый и последний столбцы), либо на границе двух </text:span><text:span text:style-name="T4">long’</text:span><text:span text:style-name="T11">ов(поля в столбцах </text:span><text:span text:style-name="T4">I, </text:span><text:span text:style-name="T11">для которых </text:span><text:span text:style-name="T4">I%64 == 0 </text:span><text:span text:style-name="T11">и </text:span><text:span text:style-name="T4">I%64 == 63). </text:span><text:span text:style-name="T11">Этот способ просто вычислияет сумму 8 значений, окруждающих вычисляемую клетку, и в соотвествии с правилами игры возвращает новое значение для вычисляемой клетки. Для всех остальных клеток берется </text:span><text:span text:style-name="T4">long, </text:span><text:span text:style-name="T11">в котором содержится вычисляемая клетка и берутся </text:span><text:span text:style-name="T4">long’</text:span><text:span text:style-name="T11">и выше и ниже её, на каждый из этих </text:span><text:span text:style-name="T4">long’</text:span><text:span text:style-name="T11">ов накладывается маска из 3 битов, сдвинутых влево на </text:span><text:span text:style-name="T4">(61 – </text:span><text:span text:style-name="T11">позиция вычиляемого бита в его </text:span><text:span text:style-name="T4">long’</text:span><text:span text:style-name="T11">е) и у полученных </text:span><text:span text:style-name="T4">long’</text:span><text:span text:style-name="T11">ов считается число бит, такая оптимизация(использование </text:span><text:span text:style-name="T4">bitcount’</text:span><text:span text:style-name="T11">а для полей, рядом с вычисляемоей клеткой, вместо вычисления клеток по одной) позволяет использовать </text:span><text:span text:style-name="T4">intrinsic’</text:span><text:span text:style-name="T11">и </text:span><text:span text:style-name="T4">jvm, </text:span><text:span text:style-name="T11">связанные с подсчетом битов в примитивных типов и </text:span><text:span text:style-name="T4"><text:s/></text:span><text:span text:style-name="T11">ускорять процесс.</text:span></text:p>
      <text:p text:style-name="P13"><text:span text:style-name="T11">В</text:span><text:span text:style-name="T8">ычисления </text:span><text:span text:style-name="T14">производятся последовательно для подстолбцов шириной 64, чтобы использовать предыдущую строку, хранящуюся в кэше для вычисления следующей и сократить обращения к оперативной памяти.</text:span></text:p>
      <text:p text:style-name="P9"><text:span text:style-name="T12">Ещё одна оптимизация, используемая в </text:span><text:span text:style-name="T5">GameOfLifeFieldTransformer, </text:span><text:span text:style-name="T12">это передача новому полю, генерируемому на каждом шаге, массивов полей, используемых в старом поле, только теперь то поле, которое использовалось для хранения вычисленных значений становится полем для хранения значений, над которыми будут производиться вычисления, а, соответственно, поле для хранения значений, вычисленных на предыдущем шаге становится полем для хранения вычисленных значений. Эта оптимизация позволяет не создавать на каждом шаге новый массив ля хранения новых вычисленных значений, что снижает необходимость в сборке мусора, что ускоряет вычисления. Могут возникнуть опасения, что использование старого поля может привести к тому, что мы можем получить некорректные значения, оставшиеся с прошлых вычислений, но в текущей имплементации, мы пересчитываем каждый элемент поля, поэтому все старые значений перезатрутся.</text:span><text:span text:style-name="T9"><text:line-break/></text:span></text:p>
      <text:h text:style-name="P24" text:outline-level="1">Запуск</text:h>
      <text:p text:style-name="P12"/>
      <text:p text:style-name="P11">Запуск проводился на ноутбуке со следующей конфигурацией:</text:p>
      <text:p text:style-name="P11">Процессор <text:span text:style-name="T1">Intel Core i7-</text:span><text:span text:style-name="T8">6</text:span><text:span text:style-name="T12">7</text:span><text:span text:style-name="T8">0</text:span><text:span text:style-name="T12">0</text:span><text:span text:style-name="T5">HQ</text:span><text:span text:style-name="T1">, </text:span><text:span text:style-name="T5">4</text:span><text:span text:style-name="T8"> физических ядра, </text:span><text:span text:style-name="T5">8</text:span><text:span text:style-name="T8"> виртуальных(режим </text:span><text:span text:style-name="T1">HT), </text:span><text:span text:style-name="T8">частота 2.6 ггц</text:span></text:p>
      <text:p text:style-name="P3">ОЗУ: <text:span text:style-name="T15">16</text:span>гб</text:p>
      <text:p text:style-name="P3">ПЗУ: <text:span text:style-name="T15">512</text:span><text:span text:style-name="T1"> </text:span>Гб <text:span text:style-name="T1">SSD</text:span></text:p>
      <text:p text:style-name="P3">Операционная система <text:span text:style-name="T1">windows 10 </text:span><text:span text:style-name="T5">x64</text:span></text:p>
      <text:p text:style-name="P10">JDK: 1.8.0_92</text:p>
      <text:p text:style-name="P11"/>
      <text:h text:style-name="P25" text:outline-level="1">Измерение скорости работы.</text:h>
      <text:p text:style-name="P4">Время выполнения для различных сэмплов представлено в следующей таблице:</text:p>
      <table:table table:name="Table2" table:style-name="Table2">
        <table:table-column table:style-name="Table2.A"/>
        <table:table-column table:style-name="Table2.B"/>
        <table:table-column table:style-name="Table2.A"/>
        <table:table-column table:style-name="Table2.B"/>
        <table:table-row>
          <table:table-cell table:style-name="Table2.A1" office:value-type="string">
            <text:p text:style-name="P19">Сэмпл</text:p>
          </table:table-cell>
          <table:table-cell table:style-name="Table2.A1" office:value-type="string">
            <text:p text:style-name="P19">Количество шагов</text:p>
          </table:table-cell>
          <table:table-cell table:style-name="Table2.A1" office:value-type="string">
            <text:p text:style-name="P19">Ширина поля</text:p>
          </table:table-cell>
          <table:table-cell table:style-name="Table2.D1" office:value-type="string">
            <text:p text:style-name="P19">Время выполнения, с</text:p>
          </table:table-cell>
        </table:table-row>
        <table:table-row>
          <table:table-cell table:style-name="Table2.A2" office:value-type="string">
            <text:p text:style-name="P15">Input1000.txt</text:p>
          </table:table-cell>
          <table:table-cell table:style-name="Table2.A2" office:value-type="string">
            <text:p text:style-name="P20">100</text:p>
          </table:table-cell>
          <table:table-cell table:style-name="Table2.A2" office:value-type="string">
            <text:p text:style-name="P20">1000</text:p>
          </table:table-cell>
          <table:table-cell table:style-name="Table2.D2" office:value-type="string">
            <text:p text:style-name="P19">0.74</text:p>
          </table:table-cell>
        </table:table-row>
        <table:table-row>
          <table:table-cell table:style-name="Table2.A2" office:value-type="string">
            <text:p text:style-name="P15">Input10000.txt</text:p>
          </table:table-cell>
          <table:table-cell table:style-name="Table2.A2" office:value-type="string">
            <text:p text:style-name="P15">1000</text:p>
          </table:table-cell>
          <table:table-cell table:style-name="Table2.A2" office:value-type="string">
            <text:p text:style-name="P15">10000</text:p>
          </table:table-cell>
          <table:table-cell table:style-name="Table2.D2" office:value-type="string">
            <text:p text:style-name="P19">378.13</text:p>
          </table:table-cell>
        </table:table-row>
      </table:table>
      <text:p text:style-name="P4"/>
      <text:p text:style-name="P4">Можем увидеть, что рост времени выполнения близок к линейному с увеличением количества шагов и размера поля.</text:p>
      <text:p text:style-name="P5">В следующей таблице представлена зависимость времени выполнения, от количества потоков.</text:p>
      <table:table table:name="Table3" table:style-name="Table3">
        <table:table-column table:style-name="Table3.A" table:number-columns-repeated="2"/>
        <table:table-column table:style-name="Table3.C"/>
        <table:table-row>
          <table:table-cell table:style-name="Table3.A1" office:value-type="string">
            <text:p text:style-name="P21">Количество потоков</text:p>
          </table:table-cell>
          <table:table-cell table:style-name="Table3.A1" office:value-type="string">
            <text:p text:style-name="P21">Время выполнения, с</text:p>
          </table:table-cell>
          <table:table-cell table:style-name="Table3.C1" office:value-type="string">
            <text:p text:style-name="P21">Эффективность <text:span text:style-name="T17">распараллеливания</text:span></text:p>
          </table:table-cell>
        </table:table-row>
        <table:table-row>
          <table:table-cell table:style-name="Table3.A2" office:value-type="string">
            <text:p text:style-name="P21">1</text:p>
          </table:table-cell>
          <table:table-cell table:style-name="Table3.A2" office:value-type="string">
            <text:p text:style-name="P21">1613,2</text:p>
          </table:table-cell>
          <table:table-cell table:style-name="Table3.C2" office:value-type="string">
            <text:p text:style-name="P21">100%</text:p>
          </table:table-cell>
        </table:table-row>
        <table:table-row>
          <table:table-cell table:style-name="Table3.A2" office:value-type="string">
            <text:p text:style-name="P21">2</text:p>
          </table:table-cell>
          <table:table-cell table:style-name="Table3.A2" office:value-type="string">
            <text:p text:style-name="P22">889,5</text:p>
          </table:table-cell>
          <table:table-cell table:style-name="Table3.C2" office:value-type="string">
            <text:p text:style-name="P22">90,7%</text:p>
          </table:table-cell>
        </table:table-row>
        <table:table-row>
          <table:table-cell table:style-name="Table3.A2" office:value-type="string">
            <text:p text:style-name="P21">4</text:p>
          </table:table-cell>
          <table:table-cell table:style-name="Table3.A2" office:value-type="string">
            <text:p text:style-name="P22">411,79</text:p>
          </table:table-cell>
          <table:table-cell table:style-name="Table3.C2" office:value-type="string">
            <text:p text:style-name="P22">97,9%</text:p>
          </table:table-cell>
        </table:table-row>
        <table:table-row>
          <table:table-cell table:style-name="Table3.A2" office:value-type="string">
            <text:p text:style-name="P21">8</text:p>
          </table:table-cell>
          <table:table-cell table:style-name="Table3.A2" office:value-type="string">
            <text:p text:style-name="P21">378,13</text:p>
          </table:table-cell>
          <table:table-cell table:style-name="Table3.C2" office:value-type="string">
            <text:p text:style-name="P21">53,3%</text:p>
          </table:table-cell>
        </table:table-row>
      </table:table>
      <text:p text:style-name="P4"/>
      <text:p text:style-name="P5">Видим, что используемое распараллеливание эффективно, пока используются только железные ядра, начало использование <text:span text:style-name="T1">hyper-threading’</text:span>а(переход от 4 к 8 потокам) сильно снижает эффективность распараллеливания.</text:p>
      <text:p text:style-name="P4">На следующем графике представлена зависимость времени выполнения предыдущих 50 шагов от текущего шага в мс для сэмпла <text:span text:style-name="T1">input10000.txt. </text:span>Видм, что после первоначального снижения(после завершения всех инициализаций и проведения компиляторных оптимизаций) время выполнения выходит на плато, что означает, что мы не имеем тяжелых сборок мусора, значит наша оптимизация с переиспользованием пол<text:span text:style-name="T16">ей</text:span> сработала.</text:p>
      <text:p text:style-name="P4"><draw:frame draw:style-name="fr1" draw:name="Object1" text:anchor-type="paragraph" svg:width="17.403cm" svg:height="9.266cm" draw:z-index="0"><draw:object xlink:href="./Object 1" xlink:type="simple" xlink:show="embed" xlink:actuate="onLoad"/><draw:image xlink:href="./ObjectReplacements/Object 1"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5:24.174000000</meta:creation-date>
    <dc:date>2017-12-17T18:01:52.867000000</dc:date>
    <meta:editing-duration>PT8M41S</meta:editing-duration>
    <meta:editing-cycles>1</meta:editing-cycles>
    <meta:document-statistic meta:table-count="3" meta:image-count="0" meta:object-count="1" meta:page-count="6" meta:paragraph-count="63" meta:word-count="762" meta:character-count="5596" meta:non-whitespace-character-count="4850"/>
    <meta:generator>LibreOffice/5.1.4.2$Windows_x86 LibreOffice_project/f99d75f39f1c57ebdd7ffc5f42867c12031db97a</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402cm" svg:height="9.265cm" xlink:href="." xlink:type="simple" chart:class="chart:scatter" chart:style-name="ch1">
        <chart:title svg:x="1.434cm" svg:y="0.321cm" chart:style-name="ch2">
          <text:p>Зависимость времени выполнения предыдущих 50 шагов от шага, мс</text:p>
        </chart:title>
        <chart:subtitle svg:x="6.884cm" svg:y="1.285cm" chart:style-name="ch3">
          <text:p>Поле 10000 * 10000</text:p>
        </chart:subtitle>
        <chart:plot-area chart:style-name="ch4" chart:data-source-has-labels="both" svg:x="1.359cm" svg:y="2.153cm" svg:width="15.695cm" svg:height="5.946cm">
          <chartooo:coordinate-region svg:x="2.536cm" svg:y="2.352cm" svg:width="14.146cm" svg:height="5.1cm"/>
          <chart:axis chart:dimension="x" chart:name="primary-x" chart:style-name="ch5" chartooo:axis-type="auto">
            <chart:title svg:x="8.884cm" svg:y="8.284cm" chart:style-name="ch6">
              <text:p>шаг</text:p>
            </chart:title>
            <chart:categories table:cell-range-address="local-table.$A$2:.$A$21"/>
          </chart:axis>
          <chart:axis chart:dimension="y" chart:name="primary-y" chart:style-name="ch5">
            <chart:title svg:x="0.451cm" svg:y="6.943cm" chart:style-name="ch7">
              <text:p>Время выполнения, мс</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50">
                <text:p>50</text:p>
              </table:table-cell>
              <table:table-cell office:value-type="float" office:value="20927">
                <text:p>20927</text:p>
              </table:table-cell>
            </table:table-row>
            <table:table-row>
              <table:table-cell office:value-type="string">
                <text:p>2</text:p>
              </table:table-cell>
              <table:table-cell office:value-type="float" office:value="100">
                <text:p>100</text:p>
              </table:table-cell>
              <table:table-cell office:value-type="float" office:value="19501">
                <text:p>19501</text:p>
              </table:table-cell>
            </table:table-row>
            <table:table-row>
              <table:table-cell office:value-type="string">
                <text:p>3</text:p>
              </table:table-cell>
              <table:table-cell office:value-type="float" office:value="150">
                <text:p>150</text:p>
              </table:table-cell>
              <table:table-cell office:value-type="float" office:value="19199">
                <text:p>19199</text:p>
              </table:table-cell>
            </table:table-row>
            <table:table-row>
              <table:table-cell office:value-type="string">
                <text:p>4</text:p>
              </table:table-cell>
              <table:table-cell office:value-type="float" office:value="200">
                <text:p>200</text:p>
              </table:table-cell>
              <table:table-cell office:value-type="float" office:value="19020">
                <text:p>19020</text:p>
              </table:table-cell>
            </table:table-row>
            <table:table-row>
              <table:table-cell office:value-type="string">
                <text:p>5</text:p>
              </table:table-cell>
              <table:table-cell office:value-type="float" office:value="250">
                <text:p>250</text:p>
              </table:table-cell>
              <table:table-cell office:value-type="float" office:value="18897">
                <text:p>18897</text:p>
              </table:table-cell>
            </table:table-row>
            <table:table-row>
              <table:table-cell office:value-type="string">
                <text:p>6</text:p>
              </table:table-cell>
              <table:table-cell office:value-type="float" office:value="300">
                <text:p>300</text:p>
              </table:table-cell>
              <table:table-cell office:value-type="float" office:value="18903">
                <text:p>18903</text:p>
              </table:table-cell>
            </table:table-row>
            <table:table-row>
              <table:table-cell office:value-type="string">
                <text:p>7</text:p>
              </table:table-cell>
              <table:table-cell office:value-type="float" office:value="350">
                <text:p>350</text:p>
              </table:table-cell>
              <table:table-cell office:value-type="float" office:value="18746">
                <text:p>18746</text:p>
              </table:table-cell>
            </table:table-row>
            <table:table-row>
              <table:table-cell office:value-type="string">
                <text:p>8</text:p>
              </table:table-cell>
              <table:table-cell office:value-type="float" office:value="400">
                <text:p>400</text:p>
              </table:table-cell>
              <table:table-cell office:value-type="float" office:value="18738">
                <text:p>18738</text:p>
              </table:table-cell>
            </table:table-row>
            <table:table-row>
              <table:table-cell office:value-type="string">
                <text:p>9</text:p>
              </table:table-cell>
              <table:table-cell office:value-type="float" office:value="450">
                <text:p>450</text:p>
              </table:table-cell>
              <table:table-cell office:value-type="float" office:value="18697">
                <text:p>18697</text:p>
              </table:table-cell>
            </table:table-row>
            <table:table-row>
              <table:table-cell office:value-type="string">
                <text:p>10</text:p>
              </table:table-cell>
              <table:table-cell office:value-type="float" office:value="500">
                <text:p>500</text:p>
              </table:table-cell>
              <table:table-cell office:value-type="float" office:value="18691">
                <text:p>18691</text:p>
              </table:table-cell>
            </table:table-row>
            <table:table-row>
              <table:table-cell office:value-type="string">
                <text:p>11</text:p>
              </table:table-cell>
              <table:table-cell office:value-type="float" office:value="550">
                <text:p>550</text:p>
              </table:table-cell>
              <table:table-cell office:value-type="float" office:value="18623">
                <text:p>18623</text:p>
              </table:table-cell>
            </table:table-row>
            <table:table-row>
              <table:table-cell office:value-type="string">
                <text:p>12</text:p>
              </table:table-cell>
              <table:table-cell office:value-type="float" office:value="600">
                <text:p>600</text:p>
              </table:table-cell>
              <table:table-cell office:value-type="float" office:value="18614">
                <text:p>18614</text:p>
              </table:table-cell>
            </table:table-row>
            <table:table-row>
              <table:table-cell office:value-type="string">
                <text:p>13</text:p>
              </table:table-cell>
              <table:table-cell office:value-type="float" office:value="650">
                <text:p>650</text:p>
              </table:table-cell>
              <table:table-cell office:value-type="float" office:value="18636">
                <text:p>18636</text:p>
              </table:table-cell>
            </table:table-row>
            <table:table-row>
              <table:table-cell office:value-type="string">
                <text:p>14</text:p>
              </table:table-cell>
              <table:table-cell office:value-type="float" office:value="700">
                <text:p>700</text:p>
              </table:table-cell>
              <table:table-cell office:value-type="float" office:value="18655">
                <text:p>18655</text:p>
              </table:table-cell>
            </table:table-row>
            <table:table-row>
              <table:table-cell office:value-type="string">
                <text:p>15</text:p>
              </table:table-cell>
              <table:table-cell office:value-type="float" office:value="750">
                <text:p>750</text:p>
              </table:table-cell>
              <table:table-cell office:value-type="float" office:value="19011">
                <text:p>19011</text:p>
              </table:table-cell>
            </table:table-row>
            <table:table-row>
              <table:table-cell office:value-type="string">
                <text:p>16</text:p>
              </table:table-cell>
              <table:table-cell office:value-type="float" office:value="800">
                <text:p>800</text:p>
              </table:table-cell>
              <table:table-cell office:value-type="float" office:value="18734">
                <text:p>18734</text:p>
              </table:table-cell>
            </table:table-row>
            <table:table-row>
              <table:table-cell office:value-type="string">
                <text:p>17</text:p>
              </table:table-cell>
              <table:table-cell office:value-type="float" office:value="850">
                <text:p>850</text:p>
              </table:table-cell>
              <table:table-cell office:value-type="float" office:value="18689">
                <text:p>18689</text:p>
              </table:table-cell>
            </table:table-row>
            <table:table-row>
              <table:table-cell office:value-type="string">
                <text:p>18</text:p>
              </table:table-cell>
              <table:table-cell office:value-type="float" office:value="900">
                <text:p>900</text:p>
              </table:table-cell>
              <table:table-cell office:value-type="float" office:value="18616">
                <text:p>18616</text:p>
              </table:table-cell>
            </table:table-row>
            <table:table-row>
              <table:table-cell office:value-type="string">
                <text:p>19</text:p>
              </table:table-cell>
              <table:table-cell office:value-type="float" office:value="950">
                <text:p>950</text:p>
              </table:table-cell>
              <table:table-cell office:value-type="float" office:value="18592">
                <text:p>18592</text:p>
              </table:table-cell>
            </table:table-row>
            <table:table-row>
              <table:table-cell office:value-type="string">
                <text:p>20</text:p>
              </table:table-cell>
              <table:table-cell office:value-type="float" office:value="1000">
                <text:p>1000</text:p>
              </table:table-cell>
              <table:table-cell office:value-type="float" office:value="18618">
                <text:p>186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Windows_x86 LibreOffice_project/f99d75f39f1c57ebdd7ffc5f42867c12031db97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